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118.87mm"/>
    </style:style>
    <style:style style:name="co3" style:family="table-column">
      <style:table-column-properties fo:break-before="auto" style:column-width="19.86mm"/>
    </style:style>
    <style:style style:name="co4" style:family="table-column">
      <style:table-column-properties fo:break-before="auto" style:column-width="43.64mm"/>
    </style:style>
    <style:style style:name="co5" style:family="table-column">
      <style:table-column-properties fo:break-before="auto" style:column-width="21.66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13.95mm" fo:break-before="auto" style:use-optimal-row-height="false"/>
    </style:style>
    <style:style style:name="ro5" style:family="table-row">
      <style:table-row-properties style:row-height="11.0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8.8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37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7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36">
      <style:table-cell-properties fo:padding="0.71mm"/>
    </style:style>
    <style:style style:name="ce2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Arial" fo:font-size="12pt" style:text-position="26%" fo:country="none" style:country-asian="none" style:font-name-asian="Arial" style:font-size-asian="12pt"/>
    </style:style>
    <style:style style:name="T2" style:family="text">
      <style:text-properties style:font-name="Arial" fo:font-size="12pt" fo:country="none" style:country-asian="none" style:font-name-asian="Arial" style:font-size-asian="12pt"/>
    </style:style>
    <style:style style:name="T3" style:family="text">
      <style:text-properties style:country-complex="none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fo:color="#0000ff" style:country-asian="none" style:font-name-asian="Droid Sans Fallback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6"/>
        <table:table-column table:style-name="co1" table:default-cell-style-name="ce20"/>
        <table:table-column table:style-name="co4" table:default-cell-style-name="ce24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4" office:value-type="string" calcext:value-type="string">
            <text:p>Description de l'anomalie</text:p>
          </table:table-cell>
          <table:table-cell table:style-name="ce12" office:value-type="string" calcext:value-type="string">
            <text:p>Ouverture</text:p>
          </table:table-cell>
          <table:table-cell table:style-name="ce12" office:value-type="string" calcext:value-type="string">
            <text:p>Clôture</text:p>
          </table:table-cell>
          <table:table-cell table:style-name="ce2"/>
          <table:table-cell table:style-name="ce3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’asservissement est correct jusqu’à la moitié de la cuisson, il devient ensuite inefficace</text:p>
          </table:table-cell>
          <table:table-cell table:number-columns-repeated="2" table:style-name="ce13" office:value-type="date" office:date-value="2012-09-26" calcext:value-type="date">
            <text:p>26/09/2012</text:p>
          </table:table-cell>
          <table:table-cell table:style-name="ce21" office:value-type="string" calcext:value-type="string">
            <text:p><text:span text:style-name="T3"><text:a xlink:href="../Fiche%20d'anomalie%20N°1.doc" xlink:type="simple">Fiche d'anomalie N°1.doc</text:a></text:span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La température mesurée atteint brutalement des valeurs inattendues.</text:p>
          </table:table-cell>
          <table:table-cell table:number-columns-repeated="2" table:style-name="ce13" office:value-type="date" office:date-value="2012-09-26" calcext:value-type="date">
            <text:p>26/09/2012</text:p>
          </table:table-cell>
          <table:table-cell table:style-name="ce21" office:value-type="string" calcext:value-type="string">
            <text:p><text:span text:style-name="T3"><text:a xlink:href="../Fiche%20d'anomalie%20N°2.doc" xlink:type="simple">Fiche d'anomalie N°2.doc</text:a></text:span></text:p>
          </table:table-cell>
          <table:table-cell table:style-name="ce25" table:number-columns-repeated="1019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Emballement thermique en phase 3 avec le thermocouple appliqué sur le thermostat de la table de cuisson.</text:p>
          </table:table-cell>
          <table:table-cell table:style-name="ce13" office:value-type="date" office:date-value="2012-09-26" calcext:value-type="date">
            <text:p>26/09/2012</text:p>
          </table:table-cell>
          <table:table-cell table:style-name="ce17" office:value-type="date" office:date-value="2012-11-21" calcext:value-type="date">
            <text:p>21/11/2012</text:p>
          </table:table-cell>
          <table:table-cell table:style-name="ce21" office:value-type="string" calcext:value-type="string">
            <text:p><text:span text:style-name="T3"><text:a xlink:href="../Fiche%20d'anomalie%20N°3.doc" xlink:type="simple">Fiche d'anomalie N°3.doc</text:a></text:span></text:p>
          </table:table-cell>
          <table:table-cell table:style-name="ce25" table:number-columns-repeated="1019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La température Tsurf mesurée par la sonde IR n'est pas significative durant les 8 premières minutes.</text:p>
          </table:table-cell>
          <table:table-cell table:style-name="ce13" office:value-type="date" office:date-value="2012-09-26" calcext:value-type="date">
            <text:p>26/09/2012</text:p>
          </table:table-cell>
          <table:table-cell table:style-name="ce17"/>
          <table:table-cell table:style-name="ce21" office:value-type="string" calcext:value-type="string">
            <text:p><text:span text:style-name="T3"><text:a xlink:href="../Fiche%20d'anomalie%20N°4.doc" xlink:type="simple">Fiche d'anomalie N°4.doc</text:a></text:span></text:p>
          </table:table-cell>
          <table:table-cell table:style-name="ce25" table:number-columns-repeated="1019"/>
        </table:table-row>
        <table:table-row table:style-name="ro3">
          <table:table-cell table:style-name="ce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Sous Labview, dès le début du programme, les relais statiques ne s'enclenche pas. A partir du Phidgets control panel, le problème est le même.</text:p>
          </table:table-cell>
          <table:table-cell table:number-columns-repeated="2" table:style-name="ce13" office:value-type="date" office:date-value="2012-12-26" calcext:value-type="date">
            <text:p>26/12/2012</text:p>
          </table:table-cell>
          <table:table-cell table:style-name="ce21" office:value-type="string" calcext:value-type="string">
            <text:p><text:span text:style-name="T3"><text:a xlink:href="../Fiche%20d'anomalie%20N°5.doc" xlink:type="simple">Fiche d'anomalie N°5.doc</text:a></text:span></text:p>
          </table:table-cell>
          <table:table-cell table:style-name="ce25" table:number-columns-repeated="1019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La mesure de la tension 5V, réalisée par l'application Labview, est irrégulière, 6,5 puis 5V</text:p>
          </table:table-cell>
          <table:table-cell table:style-name="ce13" office:value-type="date" office:date-value="2013-02-18" calcext:value-type="date">
            <text:p>18/02/2013</text:p>
          </table:table-cell>
          <table:table-cell table:style-name="ce17" office:value-type="date" office:date-value="2013-02-20" calcext:value-type="date">
            <text:p>20/02/2013</text:p>
          </table:table-cell>
          <table:table-cell table:style-name="ce21" office:value-type="string" calcext:value-type="string">
            <text:p><text:span text:style-name="T3"><text:a xlink:href="../Fiche%20d'anomalie%20N°6.doc" xlink:type="simple">Fiche d'anomalie N°6.doc</text:a></text:span></text:p>
          </table:table-cell>
          <table:table-cell table:style-name="ce25" table:number-columns-repeated="1019"/>
        </table:table-row>
        <table:table-row table:style-name="ro3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La température mesurée, par l'ensemble constitué du thermocouple et du module 1051 Phidget, est correcte jusqu'à 70°C. Ensuite, Dich est souvent maximun et la mesure se stabilise puis chute.</text:p>
          </table:table-cell>
          <table:table-cell table:style-name="ce14" office:value-type="date" office:date-value="2014-05-12" calcext:value-type="date">
            <text:p>12/05/2014</text:p>
          </table:table-cell>
          <table:table-cell table:style-name="ce17" office:value-type="date" office:date-value="2014-05-13" calcext:value-type="date">
            <text:p>13/05/2014</text:p>
          </table:table-cell>
          <table:table-cell table:style-name="ce21" office:value-type="string" calcext:value-type="string">
            <text:p><text:span text:style-name="T3"><text:a xlink:href="../Fiche%20d'anomalie%20N°7.doc" xlink:type="simple">Fiche d'anomalie N°7.doc</text:a></text:span></text:p>
          </table:table-cell>
          <table:table-cell table:style-name="ce25" table:number-columns-repeated="1019"/>
        </table:table-row>
        <table:table-row table:style-name="ro4">
          <table:table-cell table:style-name="ce2" table:formula="of:=[.A8]+1" office:value-type="float" office:value="8" calcext:value-type="float">
            <text:p>8</text:p>
          </table:table-cell>
          <table:table-cell table:style-name="ce7" office:value-type="string" calcext:value-type="string">
            <text:p>La cuisson est à ébullition. Le flux thermique est calculé en établissant la différence entre la température mesurée par la e-poignée et celle mesurée par une 2<text:span text:style-name="T1">ème</text:span><text:span text:style-name="T2"> sonde placée sous l’enceinte de cuisson.</text:span></text:p>
          </table:table-cell>
          <table:table-cell table:style-name="ce13" office:value-type="date" office:date-value="2014-06-15" calcext:value-type="date">
            <text:p>15/06/2014</text:p>
          </table:table-cell>
          <table:table-cell table:style-name="ce18" office:value-type="date" office:date-value="2014-10-03" calcext:value-type="date">
            <text:p>03/10/14</text:p>
          </table:table-cell>
          <table:table-cell table:style-name="ce22" office:value-type="string" calcext:value-type="string">
            <text:p><text:a xlink:href="../Fiche%20d'anomalie%20N°8.doc" xlink:type="simple">/media/leruste/SAUVEGARDE/Données/SCAO/Projet_SCAO/Anomalies/Fiche d'anomalie N°8.doc</text:a></text:p>
          </table:table-cell>
          <table:table-cell table:style-name="ce25" table:number-columns-repeated="1019"/>
        </table:table-row>
        <table:table-row table:style-name="ro5">
          <table:table-cell table:style-name="ce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Après le lancement d'une cuisson, le système est instable, des bips de connexion / déconnexion USB sont émis.</text:p>
          </table:table-cell>
          <table:table-cell table:number-columns-repeated="2" table:style-name="ce13" office:value-type="date" office:date-value="2015-09-01" calcext:value-type="date">
            <text:p>01/09/2015</text:p>
          </table:table-cell>
          <table:table-cell table:style-name="ce22" office:value-type="string" calcext:value-type="string">
            <text:p><text:a xlink:href="../Fiche%20d'anomalie%20N°9.odt" xlink:type="simple">/media/leruste/SAUVEGARDE/Données/SCAO/Projet_SCAO/Anomalies/Fiche d'anomalie N°9.odt</text:a></text:p>
          </table:table-cell>
          <table:table-cell table:style-name="ce25" table:number-columns-repeated="1019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Sur l'ordinateur portable, avec Ubuntu 14.04LTS, le boot se fait de manière aléatoire.</text:p>
          </table:table-cell>
          <table:table-cell table:style-name="ce13" office:value-type="date" office:date-value="2016-04-27" calcext:value-type="date">
            <text:p>27/04/2016</text:p>
          </table:table-cell>
          <table:table-cell table:style-name="ce17"/>
          <table:table-cell table:style-name="ce22" office:value-type="string" calcext:value-type="string">
            <text:p><text:a xlink:href="../Fiche%20d'anomalie%20N°10.odt" xlink:type="simple">/media/leruste/SAUVEGARDE/Données/SCAO/Projet_SCAO/Anomalies/Fiche d'anomalie N°10.odt</text:a></text:p>
          </table:table-cell>
          <table:table-cell table:style-name="ce26"/>
          <table:table-cell table:style-name="ce25"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Sur l'ordinateur fixe, avec Ubuntu 14.04LTS, la partition /dev/sda6 est saturée (96%).</text:p>
          </table:table-cell>
          <table:table-cell table:style-name="ce13" office:value-type="date" office:date-value="2015-05-02" calcext:value-type="date">
            <text:p>02/05/2015</text:p>
          </table:table-cell>
          <table:table-cell table:style-name="ce17" office:value-type="date" office:date-value="2015-05-03" calcext:value-type="date">
            <text:p>03/05/2015</text:p>
          </table:table-cell>
          <table:table-cell table:style-name="ce22" office:value-type="string" calcext:value-type="string">
            <text:p><text:a xlink:href="../Fiche%20d'anomalie%20N°11.odt" xlink:type="simple">/media/leruste/SAUVEGARDE/Données/SCAO/Projet_SCAO/Anomalies/Fiche d'anomalie N°11.odt</text:a></text:p>
          </table:table-cell>
          <table:table-cell table:style-name="ce25" table:number-columns-repeated="1019"/>
        </table:table-row>
        <table:table-row table:style-name="ro6">
          <table:table-cell table:style-name="ce2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Sur l'ordinateur fixe, à la suite du traitement de l'anomalie N°11 (installation d'Ubuntu 14.04LTS sur le disque 500GO), Thunderbird a été ré-installé., Les fichiers de carnet d'adresse et d'archive ne sont plus accessibles. </text:p>
          </table:table-cell>
          <table:table-cell table:number-columns-repeated="2" table:style-name="ce13" office:value-type="date" office:date-value="2016-05-04" calcext:value-type="date">
            <text:p>04/05/2016</text:p>
          </table:table-cell>
          <table:table-cell table:style-name="ce22" office:value-type="string" calcext:value-type="string">
            <text:p><text:a xlink:href="../Fiche%20d'anomalie%20N°12.odt" xlink:type="simple">/media/leruste/SAUVEGARDE/Données/SCAO/Projet_SCAO/Anomalies/Fiche d'anomalie N°12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Adobe Flash player</text:p>
          </table:table-cell>
          <table:table-cell table:style-name="ce13" office:value-type="date" office:date-value="2016-05-07" calcext:value-type="date">
            <text:p>07/05/2016</text:p>
          </table:table-cell>
          <table:table-cell table:style-name="ce17"/>
          <table:table-cell table:style-name="ce22" office:value-type="string" calcext:value-type="string">
            <text:p><text:a xlink:href="../Fiche%20d'anomalie%20N°13.odt" xlink:type="simple">/media/leruste/SAUVEGARDE/Données/SCAO/Projet_SCAO/Anomalies/Fiche d'anomalie N°13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Vidéo</text:p>
          </table:table-cell>
          <table:table-cell table:style-name="ce13"/>
          <table:table-cell table:style-name="ce17"/>
          <table:table-cell table:style-name="ce22" office:value-type="string" calcext:value-type="string">
            <text:p><text:a xlink:href="../Fiche%20d'anomalie%20N°14.odt" xlink:type="simple">/media/leruste/SAUVEGARDE/Données/SCAO/Projet_SCAO/Anomalies/Fiche d'anomalie N°14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Pb mjc Dropbox</text:p>
          </table:table-cell>
          <table:table-cell table:number-columns-repeated="2" table:style-name="ce13" office:value-type="date" office:date-value="2016-05-07" calcext:value-type="date">
            <text:p>07/05/2016</text:p>
          </table:table-cell>
          <table:table-cell table:style-name="ce22" office:value-type="string" calcext:value-type="string">
            <text:p><text:a xlink:href="../Fiche%20d'anomalie%20N°15.odt" xlink:type="simple">/media/leruste/SAUVEGARDE/Données/SCAO/Projet_SCAO/Anomalies/Fiche d'anomalie N°15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Compatibilité des clés USB</text:p>
          </table:table-cell>
          <table:table-cell table:style-name="ce13" office:value-type="date" office:date-value="2016-05-07" calcext:value-type="date">
            <text:p>07/05/2016</text:p>
          </table:table-cell>
          <table:table-cell table:style-name="ce17"/>
          <table:table-cell table:style-name="ce22" office:value-type="string" calcext:value-type="string">
            <text:p><text:a xlink:href="../Fiche%20d'anomalie%20N°16.odt" xlink:type="simple">/media/leruste/SAUVEGARDE/Données/SCAO/Projet_SCAO/Anomalies/Fiche d'anomalie N°16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/media/leruste/Données</text:p>
          </table:table-cell>
          <table:table-cell table:style-name="ce13" office:value-type="date" office:date-value="2016-05-18" calcext:value-type="date">
            <text:p>18/05/2016</text:p>
          </table:table-cell>
          <table:table-cell table:style-name="ce19"/>
          <table:table-cell table:style-name="ce22" office:value-type="string" calcext:value-type="string">
            <text:p><text:a xlink:href="../Fiche%20d'anomalie%20N°17.odt" xlink:type="simple">/media/leruste/SAUVEGARDE/Données/SCAO/Projet_SCAO/Anomalies/Fiche d'anomalie N°17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9" office:value-type="string" calcext:value-type="string">
            <text:p>Mise à jour des données</text:p>
          </table:table-cell>
          <table:table-cell table:style-name="ce13" office:value-type="date" office:date-value="2016-05-19" calcext:value-type="date">
            <text:p>19/05/2016</text:p>
          </table:table-cell>
          <table:table-cell table:style-name="ce17"/>
          <table:table-cell table:style-name="ce22" office:value-type="string" calcext:value-type="string">
            <text:p><text:a xlink:href="../Fiche%20d'anomalie%20N°18.odt" xlink:type="simple">/media/leruste/SAUVEGARDE/Données/SCAO/Projet_SCAO/Anomalies/Fiche d'anomalie N°18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Sauvegarde</text:p>
          </table:table-cell>
          <table:table-cell table:style-name="ce13" office:value-type="date" office:date-value="2016-05-28" calcext:value-type="date">
            <text:p>28/05/2016</text:p>
          </table:table-cell>
          <table:table-cell table:style-name="ce17"/>
          <table:table-cell table:style-name="ce22" office:value-type="string" calcext:value-type="string">
            <text:p><text:a xlink:href="../Fiche%20d'anomalie%20N°19.odt" xlink:type="simple">/media/leruste/SAUVEGARDE/Données/SCAO/Projet_SCAO/Anomalies/Fiche d'anomalie N°19.odt</text:a></text:p>
          </table:table-cell>
          <table:table-cell table:style-name="ce25" table:number-columns-repeated="1019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9" office:value-type="string" calcext:value-type="string">
            <text:p>Eparpillement des fichiers .ino</text:p>
          </table:table-cell>
          <table:table-cell table:style-name="ce13" office:value-type="date" office:date-value="2016-06-16" calcext:value-type="date">
            <text:p>16/06/2016</text:p>
          </table:table-cell>
          <table:table-cell table:style-name="ce17"/>
          <table:table-cell table:style-name="ce22" office:value-type="string" calcext:value-type="string">
            <text:p><text:a xlink:href="../Fiche%20d'anomalie%20N°20.odt" xlink:type="simple">/media/leruste/SAUVEGARDE/Données/SCAO/Projet_SCAO/Anomalies/Fiche d'anomalie N°20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1]+1" office:value-type="float" office:value="21" calcext:value-type="float">
            <text:p>21</text:p>
          </table:table-cell>
          <table:table-cell table:style-name="ce10" office:value-type="string" calcext:value-type="string">
            <text:p>Crash Gatttool</text:p>
          </table:table-cell>
          <table:table-cell table:style-name="ce13" office:value-type="date" office:date-value="2016-06-22" calcext:value-type="date">
            <text:p>22/06/2016</text:p>
          </table:table-cell>
          <table:table-cell table:style-name="ce17"/>
          <table:table-cell table:style-name="ce22" office:value-type="string" calcext:value-type="string">
            <text:p><text:a xlink:href="../Fiche%20d'anomalie%20N°21.odt" xlink:type="simple">/media/leruste/SAUVEGARDE/Données/SCAO/Projet_SCAO/Anomalies/Fiche d'anomalie N°21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Procédure Découpe laser</text:p>
          </table:table-cell>
          <table:table-cell table:style-name="ce13" office:value-type="date" office:date-value="2016-06-30" calcext:value-type="date">
            <text:p>30/06/2016</text:p>
          </table:table-cell>
          <table:table-cell table:style-name="ce17" office:value-type="date" office:date-value="2016-06-30" calcext:value-type="date">
            <text:p>30/06/2016</text:p>
          </table:table-cell>
          <table:table-cell table:style-name="ce22" office:value-type="string" calcext:value-type="string">
            <text:p><text:a xlink:href="../Fiche%20d'anomalie%20N°22.odt" xlink:type="simple">/media/airel/SAUVEGARDE/Données/SCAO/Projet_SCAO/Anomalies/Fiche d'anomalie N°22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3]+1" office:value-type="float" office:value="23" calcext:value-type="float">
            <text:p>23</text:p>
          </table:table-cell>
          <table:table-cell table:style-name="ce11" office:value-type="string" calcext:value-type="string">
            <text:p>Courant de commande des relais statiques insuffisant</text:p>
          </table:table-cell>
          <table:table-cell table:style-name="ce13" office:value-type="date" office:date-value="2016-07-02" calcext:value-type="date">
            <text:p>02/07/2016</text:p>
          </table:table-cell>
          <table:table-cell table:style-name="ce17"/>
          <table:table-cell table:style-name="ce22" office:value-type="string" calcext:value-type="string">
            <text:p><text:a xlink:href="../Fiche%20d'anomalie%20N°23.odt" xlink:type="simple">/media/leruste/SAUVEGARDE/Données/SCAO/Projet_SCAO/Anomalies/Fiche d'anomalie N°23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4]+1" office:value-type="float" office:value="24" calcext:value-type="float">
            <text:p>24</text:p>
          </table:table-cell>
          <table:table-cell table:style-name="ce4" office:value-type="string" calcext:value-type="string">
            <text:p>Conversion 3D .step → .stl</text:p>
          </table:table-cell>
          <table:table-cell table:style-name="ce13" office:value-type="date" office:date-value="2016-07-06" calcext:value-type="date">
            <text:p>06/07/2016</text:p>
          </table:table-cell>
          <table:table-cell table:style-name="ce17" office:value-type="date" office:date-value="2016-07-06" calcext:value-type="date">
            <text:p>06/07/2016</text:p>
          </table:table-cell>
          <table:table-cell table:style-name="ce22" office:value-type="string" calcext:value-type="string">
            <text:p><text:a xlink:href="../Fiche%20d'anomalie%20N°24.odt" xlink:type="simple">/media/leruste/SAUVEGARDE1/Données/SCAO/Projet_SCAO/Anomalies/Fiche d'anomalie N°24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5]+1" office:value-type="float" office:value="25" calcext:value-type="float">
            <text:p>25</text:p>
          </table:table-cell>
          <table:table-cell table:style-name="ce4" office:value-type="string" calcext:value-type="string">
            <text:p>BOM</text:p>
          </table:table-cell>
          <table:table-cell table:style-name="ce13" office:value-type="date" office:date-value="2016-08-23" calcext:value-type="date">
            <text:p>23/08/2016</text:p>
          </table:table-cell>
          <table:table-cell table:style-name="ce17"/>
          <table:table-cell table:style-name="ce22" office:value-type="string" calcext:value-type="string">
            <text:p><text:a xlink:href="../Fiche%20d'anomalie%20N°25.odt" xlink:type="simple">/media/leruste/SAUVEGARDE1/Données/SCAO/Projet_SCAO/Anomalies/Fiche d'anomalie N°25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6]+1" office:value-type="float" office:value="26" calcext:value-type="float">
            <text:p>26</text:p>
          </table:table-cell>
          <table:table-cell table:style-name="ce4" office:value-type="string" calcext:value-type="string">
            <text:p>Droits d’accès</text:p>
          </table:table-cell>
          <table:table-cell table:style-name="ce13" office:value-type="date" office:date-value="2016-09-04" calcext:value-type="date">
            <text:p>04/09/2016</text:p>
          </table:table-cell>
          <table:table-cell table:style-name="ce17"/>
          <table:table-cell table:style-name="ce22" office:value-type="string" calcext:value-type="string">
            <text:p><text:a xlink:href="../Fiche%20d'anomalie%20N°26.odt" xlink:type="simple">/media/leruste/SAUVEGARDE1/Données/SCAO/Projet_SCAO/Anomalies/Fiche d'anomalie N°26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7]+1" office:value-type="float" office:value="27" calcext:value-type="float">
            <text:p>27</text:p>
          </table:table-cell>
          <table:table-cell table:style-name="ce4" office:value-type="string" calcext:value-type="string">
            <text:p>Communication e-p → e-r</text:p>
          </table:table-cell>
          <table:table-cell table:number-columns-repeated="2" table:style-name="ce13" office:value-type="date" office:date-value="2016-09-20" calcext:value-type="date">
            <text:p>20/09/2016</text:p>
          </table:table-cell>
          <table:table-cell table:style-name="ce22" office:value-type="string" calcext:value-type="string">
            <text:p><text:a xlink:href="../Fiche%20d'anomalie%20N°27.odt" xlink:type="simple">/media/leruste/SAUVEGARDE1/Données/SCAO/Projet_SCAO/Anomalies/Fiche d'anomalie N°27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8]+1" office:value-type="float" office:value="28" calcext:value-type="float">
            <text:p>28</text:p>
          </table:table-cell>
          <table:table-cell table:style-name="ce4" office:value-type="string" calcext:value-type="string">
            <text:p>Chargeur</text:p>
          </table:table-cell>
          <table:table-cell table:style-name="ce15" office:value-type="date" office:date-value="2016-10-02" calcext:value-type="date">
            <text:p>02/10/16</text:p>
          </table:table-cell>
          <table:table-cell table:style-name="ce17"/>
          <table:table-cell table:style-name="ce22" office:value-type="string" calcext:value-type="string">
            <text:p><text:a xlink:href="../Fiche%20d'anomalie%20N°28.odt" xlink:type="simple">/media/leruste/SAUVEGARDE1/Données/SCAO/Projet_SCAO/Anomalies/Fiche d'anomalie N°28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29]+1" office:value-type="float" office:value="29" calcext:value-type="float">
            <text:p>29</text:p>
          </table:table-cell>
          <table:table-cell table:style-name="ce11" office:value-type="string" calcext:value-type="string">
            <text:p>Fabrication CI - CMS</text:p>
          </table:table-cell>
          <table:table-cell table:style-name="ce13" office:value-type="date" office:date-value="2016-10-12" calcext:value-type="date">
            <text:p>12/10/2016</text:p>
          </table:table-cell>
          <table:table-cell table:style-name="ce17"/>
          <table:table-cell table:style-name="ce23" office:value-type="string" calcext:value-type="string">
            <text:p><text:a xlink:href="../Fiche%20d'anomalie%20N°29.odt" xlink:type="simple">/media/leruste/SAUVEGARDE1/Données/SCAO/Projet_SCAO/Anomalies/Fiche d'anomalie N°29.odt</text:a></text:p>
          </table:table-cell>
          <table:table-cell table:style-name="ce25" table:number-columns-repeated="1019"/>
        </table:table-row>
        <table:table-row table:style-name="ro7">
          <table:table-cell table:style-name="ce2" table:formula="of:=[.A30]+1" office:value-type="float" office:value="30" calcext:value-type="float">
            <text:p>30</text:p>
          </table:table-cell>
          <table:table-cell table:style-name="ce4"/>
          <table:table-cell table:style-name="ce13"/>
          <table:table-cell table:style-name="ce17"/>
          <table:table-cell table:style-name="ce2"/>
          <table:table-cell table:style-name="ce25" table:number-columns-repeated="1019"/>
        </table:table-row>
        <table:table-row table:style-name="ro7">
          <table:table-cell table:style-name="ce2" table:formula="of:=[.A31]+1" office:value-type="float" office:value="31" calcext:value-type="float">
            <text:p>31</text:p>
          </table:table-cell>
          <table:table-cell table:style-name="ce4"/>
          <table:table-cell table:style-name="ce13"/>
          <table:table-cell table:style-name="ce17"/>
          <table:table-cell table:style-name="ce2"/>
          <table:table-cell table:style-name="ce25"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Feuil1.$A$1" table:cell-range-address="$Feuil1.$B$2"/>
        </table:named-expressions>
      </table:table>
      <table:table table:name="Feuil2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date-style style:name="N13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13mm" fo:margin-left="20mm" fo:margin-right="20mm" style:first-page-number="continue" style:scale-to="100%" style:table-centering="both" style:writing-mode="lr-tb"/>
      <style:header-style>
        <style:header-footer-properties fo:min-height="7.5mm" fo:margin-left="0mm" fo:margin-right="0mm" fo:margin-bottom="7.06mm"/>
      </style:header-style>
      <style:footer-style>
        <style:header-footer-properties fo:min-height="7.5mm" fo:margin-left="0mm" fo:margin-right="0mm" fo:margin-top="8.47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1:20:54.385003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text:p><text:span text:style-name="MT1">Gestion des anomalies</text:span></text:p>
      </style:header>
      <style:header-left style:display="false">
        <text:p><text:span text:style-name="MT1">Gestion des anomalies</text:span></text:p>
      </style:header-left>
      <style:footer>
        <style:region-left>
          <text:p><text:span text:style-name="MT2"><text:file-name text:display="full">???</text:file-name></text:span><text:span text:style-name="MT2"> </text:span><text:span text:style-name="MT2"><text:file-name text:display="name-and-extension">???</text:file-name></text:span><text:span text:style-name="MT2"> </text:span><text:span text:style-name="MT2"><text:sheet-name>???</text:sheet-name></text:span></text:p>
        </style:region-left>
        <style:region-right>
          <text:p><text:span text:style-name="MT2"><text:page-number>1</text:page-number></text:span></text:p>
        </style:region-right>
      </style:footer>
      <style:footer-left style:display="false">
        <style:region-left>
          <text:p><text:span text:style-name="MT2"><text:file-name text:display="full">???</text:file-name></text:span><text:span text:style-name="MT2"> </text:span><text:span text:style-name="MT2"><text:file-name text:display="name-and-extension">???</text:file-name></text:span><text:span text:style-name="MT2"> </text:span><text:span text:style-name="MT2"><text:sheet-name>???</text:sheet-name></text:span></text:p>
        </style:region-left>
        <style:region-right>
          <text:p><text:span text:style-name="MT2"><text:page-number>1</text:page-number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priétaire</meta:initial-creator>
    <meta:creation-date>2012-09-26T10:07:47</meta:creation-date>
    <dc:date>2016-10-14T13:12:37.716396822</dc:date>
    <meta:print-date>2012-09-26T10:48:35</meta:print-date>
    <meta:generator>LibreOffice/5.1.4.2$Linux_x86 LibreOffice_project/10m0$Build-2</meta:generator>
    <meta:editing-duration>PT10H18M17S</meta:editing-duration>
    <meta:editing-cycles>16</meta:editing-cycles>
    <meta:document-statistic meta:table-count="3" meta:cell-count="135" meta:object-count="0"/>
  </office:meta>
</office:document-meta>
</file>